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7.909cm"/>
    </style:style>
    <style:style style:name="gr5" style:family="graphic" style:parent-style-name="standard">
      <style:graphic-properties draw:stroke="none" svg:stroke-color="#000000" draw:fill="none" draw:fill-color="#ffffff" draw:auto-grow-height="true" draw:auto-grow-width="false" fo:max-height="0cm" fo:min-height="9.909cm"/>
    </style:style>
    <style:style style:name="gr6" style:family="graphic" style:parent-style-name="standard">
      <style:graphic-properties draw:stroke="none" svg:stroke-color="#000000" draw:fill="none" draw:fill-color="#ffffff" draw:auto-grow-height="true" draw:auto-grow-width="false" fo:max-height="0cm" fo:min-height="11.75cm"/>
    </style:style>
    <style:style style:name="pr1" style:family="presentation" style:parent-style-name="Predefinito-notes">
      <style:graphic-properties draw:fill-color="#ffffff" draw:auto-grow-height="true" fo:min-height="13.364cm"/>
    </style:style>
    <style:style style:name="P1" style:family="paragraph">
      <style:paragraph-properties fo:text-align="center"/>
      <style:text-properties fo:font-size="22pt"/>
    </style:style>
    <style:style style:name="P2" style:family="paragraph">
      <style:paragraph-properties fo:text-align="center"/>
      <style:text-properties fo:color="#ffffff" fo:font-size="22pt" fo:font-weight="bold" style:font-size-asian="22pt" style:font-weight-asian="bold" style:font-size-complex="22pt" style:font-weight-complex="bold"/>
    </style:style>
    <style:style style:name="P3" style:family="paragraph">
      <style:paragraph-properties fo:margin-top="0.42cm" fo:margin-bottom="0.35cm"/>
      <style:text-properties fo:font-size="10pt"/>
    </style:style>
    <style:style style:name="P4" style:family="paragraph">
      <style:paragraph-properties fo:margin-top="0.42cm" fo:margin-bottom="0.35cm"/>
      <style:text-properties fo:color="#ffffff" fo:font-size="10pt"/>
    </style:style>
    <style:style style:name="P5" style:family="paragraph">
      <style:text-properties fo:font-size="18pt"/>
    </style:style>
    <style:style style:name="P6" style:family="paragraph">
      <style:text-properties fo:color="#ffffff" fo:font-size="18pt"/>
    </style:style>
    <style:style style:name="P7" style:family="paragraph">
      <style:paragraph-properties fo:text-align="center"/>
      <style:text-properties fo:font-size="20pt"/>
    </style:style>
    <style:style style:name="P8" style:family="paragraph">
      <style:paragraph-properties fo:text-align="center"/>
      <style:text-properties fo:color="#ffffff" fo:font-size="20pt" style:font-size-asian="20pt" style:font-size-complex="20pt"/>
    </style:style>
    <style:style style:name="P9" style:family="paragraph">
      <style:paragraph-properties fo:text-align="center"/>
      <style:text-properties fo:color="#ffffff" fo:font-size="22pt" style:font-size-asian="22pt" style:font-size-complex="22pt"/>
    </style:style>
    <style:style style:name="P10" style:family="paragraph">
      <style:paragraph-properties fo:text-align="center"/>
      <style:text-properties fo:color="#ffffff" fo:font-size="22pt"/>
    </style:style>
    <style:style style:name="P11" style:family="paragraph">
      <style:paragraph-properties fo:text-align="start"/>
      <style:text-properties fo:font-size="18pt"/>
    </style:style>
    <style:style style:name="P12" style:family="paragraph">
      <style:paragraph-properties fo:text-align="start"/>
      <style:text-properties fo:color="#ffffff" fo:font-size="18pt"/>
    </style:style>
    <style:style style:name="T1" style:family="text">
      <style:text-properties fo:color="#ffffff" fo:font-size="22pt" fo:font-weight="bold" style:font-size-asian="22pt" style:font-weight-asian="bold" style:font-size-complex="22pt" style:font-weight-complex="bold"/>
    </style:style>
    <style:style style:name="T2" style:family="text">
      <style:text-properties fo:color="#ffffff" fo:font-size="18pt" style:font-size-asian="18pt" style:font-size-complex="18pt"/>
    </style:style>
    <style:style style:name="T3" style:family="text">
      <style:text-properties fo:color="#ffffff" style:text-position="super 58%" fo:font-size="18pt" style:font-size-asian="18pt" style:font-weight-asian="normal" style:font-size-complex="18pt"/>
    </style:style>
    <style:style style:name="T4" style:family="text">
      <style:text-properties fo:color="#ffffff" style:text-position="0% 100%" fo:font-size="18pt" style:font-size-asian="18pt" style:font-weight-asian="normal" style:font-size-complex="18pt"/>
    </style:style>
    <style:style style:name="T5" style:family="text">
      <style:text-properties fo:color="#ffffff"/>
    </style:style>
    <style:style style:name="T6" style:family="text">
      <style:text-properties fo:color="#ffffff" fo:font-size="20pt" style:font-size-asian="20pt" style:font-size-complex="20pt"/>
    </style:style>
    <style:style style:name="T7" style:family="text">
      <style:text-properties fo:color="#ffffff"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style-name="gr1" draw:text-style-name="P2" xml:id="id1" draw:id="id1" draw:layer="layout" svg:width="20.5cm" svg:height="1.136cm" svg:x="4cm" svg:y="1.5cm">
          <draw:text-box>
            <text:p text:style-name="P1"><text:span text:style-name="T1">La memoria virtuale</text:span></text:p>
          </draw:text-box>
        </draw:frame>
        <draw:frame draw:style-name="gr2" draw:text-style-name="P4" xml:id="id2" draw:id="id2" draw:layer="layout" svg:width="24.346cm" svg:height="12.764cm" svg:x="1cm" svg:y="4cm">
          <draw:text-box>
            <text:p text:style-name="P3"><text:span text:style-name="T2">La memoria virtuale è una architettura di sistema capace di simulare uno spazio di memoria centrale maggiore di quello fisicamente presente.</text:span></text:p>
            <text:p text:style-name="P3"><text:span text:style-name="T2">Essa sfrutta il meccanismo della paginazione, ma non richiede la presenza in memoria del codice intero del processo. Inoltre il principio di località garantisce che un processo in un certo intervallo di tempo tende ad accedere agli stessi indirizzi e quindi risulta più efficiente tenere in memoria soltanto questi indirizzi.</text:span></text:p>
            <text:p text:style-name="P3"><text:span text:style-name="T2">E' possibile gestire le parti nelle quali è suddiviso un processo:</text:span></text:p>
            <text:p text:style-name="P3"><text:span text:style-name="T2"><text:tab/></text:span><text:span text:style-name="T2">Tramite la memoria virtuale a pagine</text:span></text:p>
            <text:p text:style-name="P3"><text:span text:style-name="T2"><text:tab/></text:span><text:span text:style-name="T2">Tramite la memoria virtuale a segmenti</text:span></text:p>
            <text:p text:style-name="P3"><text:span text:style-name="T2">Nella memoria virtuale a pagine il processo è suddiviso in blocchi aventi la stessa dimensione.</text:span></text:p>
            <text:p text:style-name="P3"><text:span text:style-name="T2">Se il processore prevede un indirizzamento a n bit, si può indirizzare una memoria virtuale di 2</text:span><text:span text:style-name="T3">n</text:span><text:span text:style-name="T4"> parole. Questa memoria costituisce lo spazio di memoria virtuale del processo, che è composto da un certo numero di pagin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stretchy" presentation:preset-sub-type="across">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height;height" smil:keyTimes="0;1"/>
                </anim:par>
              </anim:par>
              <anim:par smil:begin="0.5s">
                <anim:par smil:begin="0s" smil:fill="hold" presentation:node-type="after-previous" presentation:preset-class="entrance" presentation:preset-id="ooo-entrance-zoom" presentation:preset-sub-type="in">
                  <anim:set smil:begin="0s" smil:dur="0.001s" smil:fill="hold" smil:targetElement="id2" smil:attributeName="visibility" smil:to="visible"/>
                  <anim:animate smil:dur="0.5s" smil:fill="hold" smil:targetElement="id2" smil:attributeName="width" smil:values="0;width" smil:keyTimes="0;1"/>
                  <anim:animate smil:dur="0.5s" smil:fill="hold" smil:targetElement="id2" smil:attributeName="height" smil:values="0;height" smil:keyTimes="0;1"/>
                </anim:par>
              </anim:par>
            </anim:par>
          </anim:seq>
        </anim:par>
        <presentation:notes draw:style-name="dp2">
          <draw:page-thumbnail draw:style-name="gr3"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frame draw:style-name="gr1" draw:text-style-name="P6" xml:id="id3" draw:id="id3" draw:layer="layout" svg:width="25cm" svg:height="7.371cm" svg:x="1.5cm" svg:y="1.5cm">
          <draw:text-box>
            <text:p text:style-name="P5"><text:span text:style-name="T5">Le pagine che si trovano nella memoria, costituiscono il resident set che se è troppo piccolo causa il thrashing</text:span></text:p>
            <text:p text:style-name="P5"><text:span text:style-name="T5"/></text:p>
            <text:p text:style-name="P5"><text:span text:style-name="T5">Nella memoria virtuale valgono i principi di località, specialmente quello di località spaziale che afferma : un programma che accede a una parola di memoria accederà probabilmente, entro un breve tempo, a celle di memoria vicine.</text:span></text:p>
            <text:p text:style-name="P5"><text:span text:style-name="T5"/></text:p>
            <text:p text:style-name="P5"><text:span text:style-name="T5">La tabella delle pagine informa sulla presenza o meno delle pagine in memoria. Questa lo fa tramite un flag V. Se il flag è 1 le pagine contrassegnate da esso sono presenti in memoria, se è 0 non sono presenti in memori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swivel" presentation:preset-sub-type="vertical">
                  <anim:set smil:begin="0s" smil:dur="0.001s" smil:fill="hold" smil:targetElement="id3" smil:attributeName="visibility" smil:to="visible"/>
                  <anim:animate smil:dur="5s" smil:fill="hold" smil:targetElement="id3" smil:attributeName="width" smil:values="0;1" smil:keyTimes="0;1" anim:formula="width*sin(2.5*pi*$)"/>
                  <anim:animate smil:dur="5s" smil:fill="hold" smil:targetElement="id3" smil:attributeName="height" smil:values="height;height" smil:keyTimes="0;1"/>
                </anim:par>
              </anim:par>
            </anim:par>
          </anim:seq>
        </anim:par>
        <presentation:notes draw:style-name="dp2">
          <draw:page-thumbnail draw:style-name="gr3" draw:layer="layout" svg:width="14.848cm" svg:height="11.135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frame draw:style-name="gr4" draw:text-style-name="P5" xml:id="id4" draw:id="id4" draw:layer="layout" svg:width="26cm" svg:height="8.159cm" svg:x="1.5cm" svg:y="5.341cm">
          <draw:text-box>
            <text:p text:style-name="P5"><text:span text:style-name="T5">L'assenza della pagina in memoria causa un interruzione e quindi una chiamata ad</text:span> <text:span text:style-name="T5">una routine.</text:span></text:p>
            <text:p text:style-name="P5"><text:span text:style-name="T5">Il SO allora blocca il processo che ha causato il page fault e scegli un'altro processo tra quelli in stato di ready. Se in memoria non c'è spazio sufficiente tramite un algoritmo rimuove alcune pagine. Questo causa l'aggiornamento della page table che dovrà settare il flag a 0 della pagina/e rimossa/e.</text:span></text:p>
            <text:p text:style-name="P5"><text:span text:style-name="T5">Poi il SO effettua un'operazione di swap in ed infine aggiorna nuovamente la page table settando il flag a 1.</text:span></text:p>
            <text:p text:style-name="P5"><text:span text:style-name="T5"/></text:p>
          </draw:text-box>
        </draw:fram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1s" smil:fill="hold" smil:targetElement="id4" smil:attributeName="visibility" smil:to="visible"/>
                  <anim:animate smil:dur="1s" smil:fill="hold" smil:targetElement="id4" smil:attributeName="width" smil:values="width*0.70;width" smil:keyTimes="0;1"/>
                  <anim:animate smil:dur="1s" smil:fill="hold" smil:targetElement="id4" smil:attributeName="height" smil:values="height;height" smil:keyTimes="0;1"/>
                  <anim:transitionFilter smil:dur="1s" smil:targetElement="id4" smil:type="fade" smil:subtype="crossfade"/>
                </anim:par>
              </anim:par>
            </anim:par>
          </anim:seq>
        </anim:par>
        <presentation:notes draw:style-name="dp2">
          <draw:page-thumbnail draw:style-name="gr3" draw:layer="layout" svg:width="14.848cm" svg:height="11.135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frame draw:style-name="gr5" draw:text-style-name="P6" xml:id="id5" draw:id="id5" draw:layer="layout" svg:width="26cm" svg:height="10.159cm" svg:x="1.5cm" svg:y="6.341cm">
          <draw:text-box>
            <text:p text:style-name="P5"><text:span text:style-name="T5"/></text:p>
            <text:p text:style-name="P5"><text:span text:style-name="T5">La MMU contiene una memoria cache la TLB (Translation Lookaside Buffer) che viene usata per ridurre i tempi di accesso alla memoria, dato che è molto veloce, e quindi la ricerca del numero di frame corrispondente a una pagina virtuale.</text:span></text:p>
            <text:p text:style-name="P5"><text:span text:style-name="T5"/></text:p>
            <text:p text:style-name="P5"><text:span text:style-name="T5">Il TLB possiede un numero fisso di elementi della Page Table, la quale viene usata per mappare gli Indirizzi Virtuali in Indirizzi Fisici.</text:span></text:p>
            <text:p text:style-name="P5"><text:span text:style-name="T5">Se l'elemento di tabella delle pagine è all'interno della TLB viene usato immediatamente altrimenti è prelevato dalla tabella delle pagine e ricopiato nella TLB.</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descend">
                  <anim:set smil:begin="0s" smil:dur="0.001s" smil:fill="hold" smil:targetElement="id5" smil:attributeName="visibility" smil:to="visible"/>
                  <anim:transitionFilter smil:dur="1s" smil:targetElement="id5" smil:type="fade" smil:subtype="crossfade"/>
                  <anim:animate smil:dur="1s" smil:fill="hold" smil:targetElement="id5" smil:attributeName="x" smil:values="x;x" smil:keyTimes="0;1"/>
                  <anim:animate smil:dur="1s" smil:fill="hold" smil:targetElement="id5" smil:attributeName="y" smil:values="y-.1;y" smil:keyTimes="0;1"/>
                </anim:par>
              </anim:par>
            </anim:par>
          </anim:seq>
        </anim:par>
        <presentation:notes draw:style-name="dp2">
          <draw:page-thumbnail draw:style-name="gr3" draw:layer="layout" svg:width="14.848cm" svg:height="11.135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frame draw:style-name="gr1" draw:text-style-name="P8" xml:id="id6" draw:id="id6" draw:layer="layout" svg:width="14.5cm" svg:height="1.043cm" svg:x="6.5cm" svg:y="1.5cm">
          <draw:text-box>
            <text:p text:style-name="P7"><text:span text:style-name="T6">La segmentazione</text:span></text:p>
          </draw:text-box>
        </draw:frame>
        <draw:frame draw:style-name="gr1" draw:text-style-name="P6" xml:id="id7" draw:id="id7" draw:layer="layout" svg:width="25cm" svg:height="10.219cm" svg:x="1.5cm" svg:y="3.5cm">
          <draw:text-box>
            <text:p text:style-name="P5"><text:span text:style-name="T5">La segmentazione è una tecnica di allocazione della memoria. Il processo è diviso in blocchi detti segmenti, di differente dimensione. Il processo è suddiviso secondo criteri logici. </text:span></text:p>
            <text:p text:style-name="P5"><text:span text:style-name="T5"/></text:p>
            <text:p text:style-name="P5"><text:span text:style-name="T5">La segmentazione offre dei vantaggi rispetto alla paginazione:</text:span></text:p>
            <text:p text:style-name="P5"><text:span text:style-name="T5"/></text:p>
            <text:p text:style-name="P5"><text:span text:style-name="T5"><text:s/></text:span><text:span text:style-name="T5">- I dati da condividere possono essere inseriti in un unico segmento che viene</text:span></text:p>
            <text:p text:style-name="P5"><text:span text:style-name="T5"><text:s text:c="3"/></text:span><text:span text:style-name="T5">condiviso tra processi.</text:span></text:p>
            <text:p text:style-name="P5"><text:span text:style-name="T5"><text:s/></text:span><text:span text:style-name="T5">- La protezione della memoria può essere effettuata in base alle caratteristiche del <text:s text:c="10"/>segmento.</text:span></text:p>
            <text:p text:style-name="P5"><text:span text:style-name="T5"><text:s/></text:span><text:span text:style-name="T5">- Le strutture dati dinamiche possono essere gestite allocandole in un segmento. Se la <text:s text:c="3"/>dimensione dei dati aumenta, basta aumentare la dimensione del segmento.</text:span></text:p>
            <text:p text:style-name="P5"><text:span text:style-name="T5"/></text:p>
            <text:p text:style-name="P5"><text:span text:style-name="T5">I biti che compongono l'indirizzo di una cella sono scomposti in due parti:</text:span></text:p>
          </draw:text-box>
        </draw:frame>
        <anim:par presentation:node-type="timing-root">
          <anim:seq presentation:node-type="main-sequence">
            <anim:par smil:begin="0s">
              <anim:par smil:begin="0s">
                <anim:par smil:begin="0s" smil:fill="hold" smil:decelerate="1" presentation:node-type="with-previous" presentation:preset-class="entrance" presentation:preset-id="ooo-entrance-compress">
                  <anim:set smil:begin="0s" smil:dur="0.001s" smil:fill="hold" smil:targetElement="id6" smil:attributeName="visibility" smil:to="visible"/>
                  <anim:animate smil:dur="1s" smil:fill="hold" smil:targetElement="id6" smil:attributeName="width" smil:values="width+.3;width" smil:keyTimes="0;1"/>
                  <anim:animate smil:dur="1s" smil:fill="hold" smil:targetElement="id6" smil:attributeName="height" smil:values="height;height" smil:keyTimes="0;1"/>
                  <anim:transitionFilter smil:dur="1s" smil:targetElement="id6" smil:type="fade" smil:subtype="crossfade"/>
                </anim:par>
              </anim:par>
              <anim:par smil:begin="1s">
                <anim:par smil:begin="0s" smil:fill="hold" presentation:node-type="after-previous" presentation:preset-class="entrance" presentation:preset-id="ooo-entrance-descend">
                  <anim:set smil:begin="0s" smil:dur="0.001s" smil:fill="hold" smil:targetElement="id7" smil:attributeName="visibility" smil:to="visible"/>
                  <anim:transitionFilter smil:dur="1s" smil:targetElement="id7" smil:type="fade" smil:subtype="crossfade"/>
                  <anim:animate smil:dur="1s" smil:fill="hold" smil:targetElement="id7" smil:attributeName="x" smil:values="x;x" smil:keyTimes="0;1"/>
                  <anim:animate smil:dur="1s" smil:fill="hold" smil:targetElement="id7" smil:attributeName="y" smil:values="y-.1;y" smil:keyTimes="0;1"/>
                </anim:par>
              </anim:par>
            </anim:par>
          </anim:seq>
        </anim:par>
        <presentation:notes draw:style-name="dp2">
          <draw:page-thumbnail draw:style-name="gr3" draw:layer="layout" svg:width="14.848cm" svg:height="11.135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frame draw:style-name="gr6" draw:text-style-name="P6" xml:id="id8" draw:id="id8" draw:layer="layout" svg:width="26cm" svg:height="12cm" svg:x="1cm" svg:y="6.5cm">
          <draw:text-box>
            <text:p text:style-name="P5"><text:span text:style-name="T5">Con la segmentazione un processo è allocato in memoria per segmenti. Per essere allocato, <text:s/>il SO deve trovare una zona libera di memoria di dimensione uguale a quella del segmento. Le informazioni sul posizionamento dei segmenti di un processo sono contenuti in una tabella di segmenti, che è usata dalla MMU per costruire gli indirizzi fisici.</text:span></text:p>
            <text:p text:style-name="P5"><text:span text:style-name="T5"/></text:p>
          </draw:text-box>
        </draw:frame>
        <anim:par presentation:node-type="timing-root">
          <anim:seq presentation:node-type="main-sequence">
            <anim:par smil:begin="0s">
              <anim:par smil:begin="0s">
                <anim:par smil:begin="0s" smil:fill="hold" presentation:node-type="with-previous" presentation:preset-class="entrance" presentation:preset-id="ooo-entrance-zoom" presentation:preset-sub-type="in">
                  <anim:set smil:begin="0s" smil:dur="0.001s" smil:fill="hold" smil:targetElement="id8" smil:attributeName="visibility" smil:to="visible"/>
                  <anim:animate smil:dur="0.5s" smil:fill="hold" smil:targetElement="id8" smil:attributeName="width" smil:values="0;width" smil:keyTimes="0;1"/>
                  <anim:animate smil:dur="0.5s" smil:fill="hold" smil:targetElement="id8" smil:attributeName="height" smil:values="0;height" smil:keyTimes="0;1"/>
                </anim:par>
              </anim:par>
            </anim:par>
          </anim:seq>
        </anim:par>
        <presentation:notes draw:style-name="dp2">
          <draw:page-thumbnail draw:style-name="gr3" draw:layer="layout" svg:width="14.848cm" svg:height="11.135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frame draw:style-name="gr6" draw:text-style-name="P6" xml:id="id9" draw:id="id9" draw:layer="layout" svg:width="26cm" svg:height="12cm" svg:x="1.5cm" svg:y="5.5cm">
          <draw:text-box>
            <text:p text:style-name="P5"><text:span text:style-name="T5">La MMU tramite le informazioni contenute nella tabella dei segmenti costruisce il mapping tra indirizzi virtuali e indirizzi fisici.</text:span></text:p>
            <text:p text:style-name="P5"><text:span text:style-name="T5">L'indirizzi di base della tabella dei segmenti è usato come registro base per la rilocazione <text:s/>dinamica del segmento, mentre la dimensione è usata per proteggere gli accessi alla memoria.</text:span></text:p>
            <text:p text:style-name="P5"><text:span text:style-name="T5">Un indirizzo virtuale che referenzia un certo segmento deve avere un offset minore o uguale alla dimensione del segmento stesso. Se invece l'offset è maggiore si genera una condizione di error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curve-up">
                  <anim:set smil:begin="0s" smil:dur="0.001s" smil:fill="hold" smil:targetElement="id9" smil:attributeName="visibility" smil:to="visible"/>
                  <anim:animateTransform smil:begin="0s" smil:dur="1s" smil:fill="hold" smil:decelerate="0.5" smil:targetElement="id9" smil:from="2.5,2.5" smil:to="1,1" smil:attributeName="transform" svg:type="scale"/>
                  <anim:animateMotion smil:begin="0s" smil:dur="1s" smil:fill="hold" smil:decelerate="0.5" smil:targetElement="id9" svg:path="M -0.46736 0.92887  C -0.37517 0.88508  -0.02552 0.75279  0.0908 0.66613  C  0.20747 0.57948  0.21649 0.50394  0.23177 0.40825  C 0.24705 0.31256  0.22118 0.15964   0.18264 0.09152  C 0.1441 0.02341  0.03802 0.0  0.0 0.0"/>
                  <anim:transitionFilter smil:dur="1s" smil:targetElement="id9" smil:type="fade" smil:subtype="crossfade"/>
                </anim:par>
              </anim:par>
            </anim:par>
          </anim:seq>
        </anim:par>
        <presentation:notes draw:style-name="dp2">
          <draw:page-thumbnail draw:style-name="gr3" draw:layer="layout" svg:width="14.848cm" svg:height="11.135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frame draw:style-name="gr1" draw:text-style-name="P6" xml:id="id11" draw:id="id11" draw:layer="layout" svg:width="26.5cm" svg:height="8.083cm" svg:x="0.5cm" svg:y="0.5cm">
          <draw:text-box>
            <text:p text:style-name="P5"><text:span text:style-name="T5">Si è usato per accedere alla tabella dei segmenti . L'offset è minore della dimensione del segmento e l'indirizzo referenzia una posizione della memoria fisica, ottenuta sommando all'offset l'indirizzo di base del segmento.</text:span></text:p>
            <text:p text:style-name="P5"><text:span text:style-name="T5"/></text:p>
            <text:p text:style-name="P5"><text:span text:style-name="T5">Nella costruzione dell'indirizzo fisico si possono verificare situazioni anomale:</text:span></text:p>
            <text:p text:style-name="P5"><text:span text:style-name="T5"><text:s/></text:span><text:span text:style-name="T5">- un offset di valore maggiore della dimensione del segmento</text:span></text:p>
            <text:p text:style-name="P5"><text:span text:style-name="T5"><text:s/></text:span><text:span text:style-name="T5">- l'assenza del segmento in memoria(controllato dal flag V che in questo caso è 1, quindi <text:s text:c="8"/>presente)</text:span></text:p>
            <text:p text:style-name="P5"><text:span text:style-name="T5"/></text:p>
            <text:p text:style-name="P5"><text:span text:style-name="T5">La MMU rileva la condizione di errore e provoca un'interruzione che a sua volta provoca l'intervento del SO per portare il segmento mancante in memoria.</text:span></text:p>
          </draw:text-box>
        </draw:frame>
        <draw:frame draw:style-name="gr1" draw:text-style-name="P6" xml:id="id10" draw:id="id10" draw:layer="layout" svg:width="26cm" svg:height="3.099cm" svg:x="0.5cm" svg:y="10.401cm">
          <draw:text-box>
            <text:p text:style-name="P6"><text:span text:style-name="T5">Il calcolo dell'indirizzo fisico richiede una MMU più sofisticata e che per ogni processo sia definita una tabella dei segmenti. Ogni riga della tabella dei segmenti punta a una <text:s/>tabella delle pagine del segmento che realizza il mapping tra pagina virtuale del segmento e frame di memoria fisica.</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peek-in" presentation:preset-sub-type="from-bottom">
                  <anim:set smil:begin="0s" smil:dur="0.001s" smil:fill="hold" smil:targetElement="id10" smil:attributeName="visibility" smil:to="visible"/>
                  <anim:transitionFilter smil:dur="0.5s" smil:targetElement="id10"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11" smil:attributeName="visibility" smil:to="visible"/>
                  <anim:transitionFilter smil:dur="0.5s" smil:targetElement="id11" smil:type="slideWipe" smil:subtype="fromBottom"/>
                </anim:par>
              </anim:par>
            </anim:par>
          </anim:seq>
        </anim:par>
        <presentation:notes draw:style-name="dp2">
          <draw:page-thumbnail draw:style-name="gr3" draw:layer="layout" svg:width="14.848cm" svg:height="11.135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frame draw:style-name="gr1" draw:text-style-name="P9" xml:id="id12" draw:id="id12" draw:layer="layout" svg:width="24.5cm" svg:height="1.115cm" svg:x="1.5cm" svg:y="1cm">
          <draw:text-box>
            <text:p text:style-name="P1"><text:span text:style-name="T7">Gestione delle pagine nella memoria virtuale</text:span></text:p>
          </draw:text-box>
        </draw:frame>
        <draw:frame draw:style-name="gr1" draw:text-style-name="P6" xml:id="id13" draw:id="id13" draw:layer="layout" svg:width="27cm" svg:height="6.659cm" svg:x="0.5cm" svg:y="3.5cm">
          <draw:text-box>
            <text:p text:style-name="P5"><text:span text:style-name="T5">Precedentemente si è detto che se il resident set ovvero il numero di frame assegnato ad un processo è troppo basso ci sono molti fault di pagina che possono portare a una condizione di thrashing. Se invece il numero di frame assegnato è troppo alto si riduce il grado di multiprogrammazione. Occorre quindi assegnare un numero di frame adeguato.</text:span></text:p>
            <text:p text:style-name="P5"><text:span text:style-name="T5"/></text:p>
            <text:p text:style-name="P5"><text:span text:style-name="T5">Scelto il numero di frame da assegnare il SO deve gestire due situazioni:</text:span></text:p>
            <text:p text:style-name="P5"><text:span text:style-name="T5"><text:s/></text:span><text:span text:style-name="T5">- la strategia da usare per portare in memoria una nuova pagina</text:span></text:p>
            <text:p text:style-name="P5"><text:span text:style-name="T5"><text:s/></text:span><text:span text:style-name="T5">- la strategia da usare nella scelta della pagina da rimuovere dalla memoria per fare posto a <text:s text:c="6"/>nuove pagine</text:span></text:p>
          </draw:text-box>
        </draw:frame>
        <draw:frame draw:style-name="gr1" draw:text-style-name="P9" xml:id="id14" draw:id="id14" draw:layer="layout" svg:width="13.5cm" svg:height="1.115cm" svg:x="7.5cm" svg:y="11cm">
          <draw:text-box>
            <text:p text:style-name="P10"><text:span text:style-name="T7">Strategia di prelevamento</text:span></text:p>
          </draw:text-box>
        </draw:frame>
        <draw:frame draw:style-name="gr1" draw:text-style-name="P6" xml:id="id15" draw:id="id15" draw:layer="layout" svg:width="26.5cm" svg:height="5.235cm" svg:x="1cm" svg:y="13.5cm">
          <draw:text-box>
            <text:p text:style-name="P6"><text:span text:style-name="T5">La strategia di prelevamento definisce il momento di allocazione di una pagina in memoria</text:span></text:p>
            <text:p text:style-name="P6"><text:span text:style-name="T5">Esistono due politiche opposte:</text:span></text:p>
            <text:p text:style-name="P6"><text:span text:style-name="T5"/></text:p>
            <text:p text:style-name="P6"><text:span text:style-name="T5"><text:s/></text:span><text:span text:style-name="T5">- La paginazione a richiesta. Essa porta una pagina in memoria solo quando si fa <text:s text:c="20"/>riferimento ad un indirizzo in quella pagina</text:span></text:p>
            <text:p text:style-name="P6"><text:span text:style-name="T5"><text:s/></text:span><text:span text:style-name="T5">- La prepaginazione. E' una strategia che cerca di prevedere le esigenze del processo <text:s text:c="12"/>portando in memoria un certo numero di pagine per volt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0.5s">
                <anim:par smil:begin="0s" smil:fill="hold" smil:accelerate="0.5" presentation:node-type="after-previous" presentation:preset-class="entrance" presentation:preset-id="ooo-entrance-sling">
                  <anim:set smil:begin="0s" smil:dur="0.001s" smil:fill="hold" smil:targetElement="id13" smil:attributeName="visibility" smil:to="visible"/>
                  <anim:animate smil:dur="1s" smil:fill="hold" smil:targetElement="id13" smil:attributeName="rotate" smil:values="90;90;90;0" smil:keyTimes="0;0.8;0.8;1"/>
                  <anim:animate smil:dur="1s" smil:fill="hold" smil:targetElement="id13" smil:attributeName="x" smil:values="-1;0.949999988079071;x" smil:keyTimes="0;0.5;1"/>
                  <anim:animate smil:dur="1s" smil:fill="hold" smil:targetElement="id13" smil:attributeName="y" smil:values="y;y" smil:keyTimes="0;1"/>
                  <anim:transitionFilter smil:dur="1s" smil:targetElement="id13" smil:type="fade" smil:subtype="crossfade"/>
                </anim:par>
              </anim:par>
              <anim:par smil:begin="1.5s">
                <anim:par smil:begin="0s" smil:fill="hold" presentation:node-type="after-previous"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anim:par smil:begin="2s">
                <anim:par smil:begin="0s" smil:fill="hold" smil:accelerate="1" presentation:node-type="after-previous" presentation:preset-class="entrance" presentation:preset-id="ooo-entrance-glide">
                  <anim:set smil:begin="0s" smil:dur="0.001s" smil:fill="hold" smil:targetElement="id15" smil:attributeName="visibility" smil:to="visible"/>
                  <anim:animate smil:dur="0.5s" smil:fill="hold" smil:targetElement="id15" smil:attributeName="width" smil:values="width*0.05;width" smil:keyTimes="0;1"/>
                  <anim:animate smil:dur="0.5s" smil:fill="hold" smil:targetElement="id15" smil:attributeName="height" smil:values="height;height" smil:keyTimes="0;1"/>
                  <anim:animate smil:dur="0.5s" smil:fill="hold" smil:targetElement="id15" smil:attributeName="x" smil:values="x-.2;x" smil:keyTimes="0;1"/>
                  <anim:animate smil:dur="0.5s" smil:fill="hold" smil:targetElement="id15" smil:attributeName="y" smil:values="y;y" smil:keyTimes="0;1"/>
                  <anim:transitionFilter smil:dur="0.5s" smil:targetElement="id15" smil:type="fade" smil:subtype="crossfade"/>
                </anim:par>
              </anim:par>
            </anim:par>
          </anim:seq>
        </anim:par>
        <presentation:notes draw:style-name="dp2">
          <draw:page-thumbnail draw:style-name="gr3" draw:layer="layout" svg:width="14.848cm" svg:height="11.135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frame draw:style-name="gr1" draw:text-style-name="P9" xml:id="id16" draw:id="id16" draw:layer="layout" svg:width="18.5cm" svg:height="1.115cm" svg:x="5cm" svg:y="1cm">
          <draw:text-box>
            <text:p text:style-name="P1"><text:span text:style-name="T7">Strategia di sostituzione</text:span></text:p>
          </draw:text-box>
        </draw:frame>
        <draw:frame draw:style-name="gr1" draw:text-style-name="P6" xml:id="id17" draw:id="id17" draw:layer="layout" svg:width="26cm" svg:height="15.203cm" svg:x="1cm" svg:y="3cm">
          <draw:text-box>
            <text:p text:style-name="P5"><text:span text:style-name="T5">Essa riguarda la selezione delle pagine da rimuovere dalla memoria per far posto ad una nuova pagina. Per prima cosa questa strategia deve scegliere qual'è l'insieme delle pagine per poi scegliere quale pagina scaricare.</text:span></text:p>
            <text:p text:style-name="P5"><text:span text:style-name="T5">Le politiche di sostituzione sono due:</text:span></text:p>
            <text:p text:style-name="P5"><text:span text:style-name="T5"><text:s/></text:span><text:span text:style-name="T5">- Strategie di sostituzione locali, ovvero per allocare un frame a un processo il SO libera <text:s text:c="8"/>un frame scelto tra quelli allocati al processo.</text:span></text:p>
            <text:p text:style-name="P5"><text:span text:style-name="T5"><text:s/></text:span><text:span text:style-name="T5">- Strategie di sostituzione globali, ovvero per allocare un frame a un processo il SO libera <text:s text:c="5"/>un frame scelto tra tutti i frame allocati a qualsiasi processo.</text:span></text:p>
            <text:p text:style-name="P5"><text:span text:style-name="T5"/></text:p>
            <text:p text:style-name="P5"><text:span text:style-name="T5">Il SO segue degli algoritmi ben precisi per scegliere la pagina da rimuovere dalla memoria</text:span></text:p>
            <text:p text:style-name="P5"><text:span text:style-name="T5">Dapprima definiamo la stringa dei riferimenti come la sequenza di pagine referenziate da un processo nel corso della sua evoluzione </text:span></text:p>
            <text:p text:style-name="P5"><text:span text:style-name="T5"/></text:p>
            <text:p text:style-name="P5"><text:span text:style-name="T5">Il miglior algoritmo possibile, cioè quello che genera il minor numero di fault di pagina, è l'algoritmo ottimo che afferma che la pagina scelta per la sostituzione è quella che sarà referenziata il più in là possibile nel tempo. In pratica questa tecnica consiste nel rimpiazzare la pagina di memoria che verrà riutilizzata più in là nel tempo. Chiaramente, per poter essere realmente implementata, richiederebbe che il S.O. conoscesse in anticipo le pagine utilizzate nel futuro dai processi. Non è quindi utilizzabile come algoritmo di rimpiazzamento delle pagine in memoria principale, ma come metro di confronto delle altre strategi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bounce">
                  <anim:set smil:begin="0s" smil:dur="0.001s" smil:fill="hold" smil:targetElement="id16" smil:attributeName="visibility" smil:to="visible"/>
                  <anim:transitionFilter smil:begin="0s" smil:dur="0.58s" smil:targetElement="id16" smil:type="barWipe" smil:subtype="topToBottom"/>
                  <anim:animate smil:begin="0s" smil:dur="1.822s" smil:targetElement="id16" smil:attributeName="x" smil:values="x-0.25;x" smil:keyTimes="0;1" smil:keySplines="0,0;0.14,0.36;0.43,0.73;0.71,0.91;1,1"/>
                  <anim:animate smil:begin="0s" smil:dur="0.664s" smil:targetElement="id16" smil:attributeName="y" smil:values="0.5;1" smil:keyTimes="0;1" anim:formula="y-sin(pi*$)/3" smil:keySplines="0,0;0.25,0.07;0.5,0.2;0.75,0.467;1,1"/>
                  <anim:animate smil:begin="0.664s" smil:dur="0.664s" smil:targetElement="id16" smil:attributeName="y" smil:values="0;1" smil:keyTimes="0;1" anim:formula="y-sin(pi*$)/9" smil:keySplines="0,0;0.125,0.2665;0.25,0.4;0.375,0.465;0.5,0.5;0.625,0.535;0.75,0.6;0.875,0.7335;1,1"/>
                  <anim:animate smil:begin="1.324s" smil:dur="0.332s" smil:targetElement="id16" smil:attributeName="y" smil:values="0;1" smil:keyTimes="0;1" anim:formula="y-sin(pi*$)/27" smil:keySplines="0,0;0.125,0.2665;0.25,0.4;0.375,0.465;0.5,0.5;0.625,0.535;0.75,0.6;0.875,0.7335;1,1"/>
                  <anim:animate smil:begin="1.656s" smil:dur="0.164s" smil:targetElement="id16" smil:attributeName="y" smil:values="0;1" smil:keyTimes="0;1" anim:formula="y-sin(pi*$)/81" smil:keySplines="0,0;0.125,0.2665;0.25,0.4;0.375,0.465;0.5,0.5;0.625,0.535;0.75,0.6;0.875,0.7335;1,1"/>
                  <anim:animateTransform smil:begin="0.65s" smil:dur="0.026s" smil:targetElement="id16" smil:to="1,0.6" smil:attributeName="transform" svg:type="scale"/>
                  <anim:animateTransform smil:begin="0.676s" smil:dur="0.166s" smil:decelerate="0.5" smil:targetElement="id16" smil:to="1,1" smil:attributeName="transform" svg:type="scale"/>
                  <anim:animateTransform smil:begin="1.312s" smil:dur="0.026s" smil:targetElement="id16" smil:to="1,0.8" smil:attributeName="transform" svg:type="scale"/>
                  <anim:animateTransform smil:begin="1.338s" smil:dur="0.166s" smil:decelerate="0.5" smil:targetElement="id16" smil:to="1,1" smil:attributeName="transform" svg:type="scale"/>
                  <anim:animateTransform smil:begin="1.642s" smil:dur="0.026s" smil:targetElement="id16" smil:to="1,0.9" smil:attributeName="transform" svg:type="scale"/>
                  <anim:animateTransform smil:begin="1.668s" smil:dur="0.166s" smil:decelerate="0.5" smil:targetElement="id16" smil:to="1,1" smil:attributeName="transform" svg:type="scale"/>
                  <anim:animateTransform smil:begin="1.808s" smil:dur="0.026s" smil:targetElement="id16" smil:to="1,0.95" smil:attributeName="transform" svg:type="scale"/>
                  <anim:animateTransform smil:begin="1.834s" smil:dur="0.166s" smil:decelerate="0.5" smil:targetElement="id16" smil:to="1,1" smil:attributeName="transform" svg:type="scale"/>
                </anim:par>
              </anim:par>
              <anim:par smil:begin="2s">
                <anim:par smil:begin="0s" smil:fill="hold" smil:accelerate="1" presentation:node-type="after-previous" presentation:preset-class="entrance" presentation:preset-id="ooo-entrance-fold">
                  <anim:set smil:begin="0s" smil:dur="0.001s" smil:fill="hold" smil:targetElement="id17" anim:sub-item="text" smil:attributeName="visibility" smil:to="visible"/>
                  <anim:animate smil:dur="0.5s" smil:fill="hold" smil:targetElement="id17" anim:sub-item="text" smil:attributeName="width" smil:values="width*2.5;width" smil:keyTimes="0;1"/>
                  <anim:animate smil:dur="0.5s" smil:fill="hold" smil:targetElement="id17" anim:sub-item="text" smil:attributeName="height" smil:values="height*0.01;height" smil:keyTimes="0;1"/>
                  <anim:animate smil:dur="0.5s" smil:fill="hold" smil:targetElement="id17" anim:sub-item="text" smil:attributeName="x" smil:values="x;x" smil:keyTimes="0;1"/>
                  <anim:animate smil:dur="0.5s" smil:fill="hold" smil:targetElement="id17" anim:sub-item="text" smil:attributeName="y" smil:values="height+1;y" smil:keyTimes="0;1"/>
                  <anim:transitionFilter smil:dur="0.5s" smil:targetElement="id17" anim:sub-item="text" smil:type="fade" smil:subtype="crossfade"/>
                </anim:par>
              </anim:par>
            </anim:par>
          </anim:seq>
        </anim:par>
        <presentation:notes draw:style-name="dp2">
          <draw:page-thumbnail draw:style-name="gr3" draw:layer="layout" svg:width="14.848cm" svg:height="11.135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frame draw:style-name="gr1" draw:text-style-name="P9" xml:id="id18" draw:id="id18" draw:layer="layout" svg:width="17.5cm" svg:height="1.115cm" svg:x="5cm" svg:y="1cm">
          <draw:text-box>
            <text:p text:style-name="P1"><text:span text:style-name="T7">Algoritmo FIFO</text:span></text:p>
          </draw:text-box>
        </draw:frame>
        <draw:frame draw:style-name="gr1" draw:text-style-name="P6" xml:id="id19" draw:id="id19" draw:layer="layout" svg:width="25.5cm" svg:height="6.659cm" svg:x="1cm" svg:y="2.5cm">
          <draw:text-box>
            <text:p text:style-name="P5"><text:span text:style-name="T5">La tecnica FIFO (First In First Out) è la più semplice, si tiene traccia in una tabella di quando è stata allocata un'area di memoria. Quando vi è una nuova richiesta di allocazione di pagine di memoria, se c'è ancora spazio in memoria principale, semplicemente viene allocata la nuova pagina, altrimenti si consulta mediante la tabella quali sono le pagine allocate da più tempo e si spostano in memoria secondaria.</text:span></text:p>
            <text:p text:style-name="P5"><text:span text:style-name="T5"/></text:p>
            <text:p text:style-name="P5"><text:span text:style-name="T5">Questo algoritmo è molto semplice e di rapida esecuzione ma ha lo svantaggio di spostare in memoria secondaria le pagine più vecchie anche se sono utilizzate di frequente, produce inoltre la cosiddetta anomalia di Belady.</text:span></text:p>
          </draw:text-box>
        </draw:frame>
        <draw:frame draw:style-name="gr1" draw:text-style-name="P8" xml:id="id20" draw:id="id20" draw:layer="layout" svg:width="16.5cm" svg:height="1.043cm" svg:x="5.5cm" svg:y="9.5cm">
          <draw:text-box>
            <text:p text:style-name="P7"><text:span text:style-name="T6">Algoritmo LRU</text:span></text:p>
          </draw:text-box>
        </draw:frame>
        <draw:frame draw:style-name="gr1" draw:text-style-name="P12" xml:id="id21" draw:id="id21" draw:layer="layout" svg:width="25cm" svg:height="2.387cm" svg:x="1.5cm" svg:y="11.5cm">
          <draw:text-box>
            <text:p text:style-name="P11"><text:span text:style-name="T5">L'algoritmo <text:s/>LRU rimpiazza la pagina che non è stata usata da maggior tempo. L'algoritmo prevede cosa avverrà in futuro usando il principio di località: una pagina non usata da tempo non verrà usata nell'immediato futuro.</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split" presentation:preset-sub-type="horizontal-in">
                  <anim:set smil:begin="0s" smil:dur="0.001s" smil:fill="hold" smil:targetElement="id18" smil:attributeName="visibility" smil:to="visible"/>
                  <anim:transitionFilter smil:dur="0.5s" smil:targetElement="id18" smil:type="barnDoorWipe" smil:subtype="horizontal" smil:direction="reverse"/>
                </anim:par>
              </anim:par>
              <anim:par smil:begin="0.5s">
                <anim:par smil:begin="0s" smil:fill="hold" presentation:node-type="after-previous" presentation:preset-class="entrance" presentation:preset-id="ooo-entrance-magnify">
                  <anim:set smil:begin="0s" smil:dur="0.001s" smil:fill="hold" smil:targetElement="id19" smil:attributeName="visibility" smil:to="visible"/>
                  <anim:transitionFilter smil:dur="0.77s" smil:decelerate="1" smil:targetElement="id19" smil:type="fade" smil:subtype="crossfade"/>
                  <anim:animateTransform smil:dur="0.77s" smil:decelerate="1" smil:targetElement="id19" smil:from="0.1,0.1" smil:to="2,4.5" smil:attributeName="transform" svg:type="scale"/>
                  <anim:animateTransform smil:begin="0.77s" smil:dur="1.23s" smil:fill="hold" smil:accelerate="1" smil:targetElement="id19" smil:from="2,4.5" smil:to="1,1" smil:attributeName="transform" svg:type="scale"/>
                  <anim:set smil:dur="0.77s" smil:fill="hold" smil:targetElement="id19" smil:attributeName="x" smil:to="(0.5)"/>
                  <anim:animate smil:begin="0.77s" smil:dur="1.23s" smil:fill="hold" smil:accelerate="1" smil:targetElement="id19" smil:attributeName="x" smil:from="(0.5)" smil:to="(x)"/>
                  <anim:set smil:dur="0.77s" smil:fill="hold" smil:targetElement="id19" smil:attributeName="y" smil:to="(y+0.4)"/>
                  <anim:animate smil:begin="0.77s" smil:dur="1.23s" smil:fill="hold" smil:accelerate="1" smil:targetElement="id19" smil:attributeName="y" smil:from="(y+0.4)" smil:to="(y)"/>
                </anim:par>
              </anim:par>
              <anim:par smil:begin="2.5s">
                <anim:par smil:begin="0s" smil:fill="hold" smil:decelerate="1" presentation:node-type="after-previous" presentation:preset-class="entrance" presentation:preset-id="ooo-entrance-compress">
                  <anim:set smil:begin="0s" smil:dur="0.001s" smil:fill="hold" smil:targetElement="id20" smil:attributeName="visibility" smil:to="visible"/>
                  <anim:animate smil:dur="1s" smil:fill="hold" smil:targetElement="id20" smil:attributeName="width" smil:values="width+.3;width" smil:keyTimes="0;1"/>
                  <anim:animate smil:dur="1s" smil:fill="hold" smil:targetElement="id20" smil:attributeName="height" smil:values="height;height" smil:keyTimes="0;1"/>
                  <anim:transitionFilter smil:dur="1s" smil:targetElement="id20" smil:type="fade" smil:subtype="crossfade"/>
                </anim:par>
              </anim:par>
              <anim:par smil:begin="3.5s">
                <anim:par smil:begin="0s" smil:fill="hold" presentation:node-type="after-previous" presentation:preset-class="entrance" presentation:preset-id="ooo-entrance-zoom" presentation:preset-sub-type="in">
                  <anim:set smil:begin="0s" smil:dur="0.001s" smil:fill="hold" smil:targetElement="id21" smil:attributeName="visibility" smil:to="visible"/>
                  <anim:animate smil:dur="0.5s" smil:fill="hold" smil:targetElement="id21" smil:attributeName="width" smil:values="0;width" smil:keyTimes="0;1"/>
                  <anim:animate smil:dur="0.5s" smil:fill="hold" smil:targetElement="id21" smil:attributeName="height" smil:values="0;height" smil:keyTimes="0;1"/>
                </anim:par>
              </anim:par>
            </anim:par>
          </anim:seq>
        </anim:par>
        <presentation:notes draw:style-name="dp2">
          <draw:page-thumbnail draw:style-name="gr3" draw:layer="layout" svg:width="14.848cm" svg:height="11.135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finito">
        <office:forms form:automatic-focus="false" form:apply-design-mode="false"/>
        <draw:frame draw:style-name="gr1" draw:text-style-name="P9" xml:id="id22" draw:id="id22" draw:layer="layout" svg:width="14cm" svg:height="1.115cm" svg:x="7.196cm" svg:y="0.956cm">
          <draw:text-box>
            <text:p text:style-name="P1"><text:span text:style-name="T7">Algoritmo della seconda opportunità</text:span></text:p>
          </draw:text-box>
        </draw:frame>
        <draw:frame draw:style-name="gr1" draw:text-style-name="P6" xml:id="id23" draw:id="id23" draw:layer="layout" svg:width="25cm" svg:height="3.811cm" svg:x="1.5cm" svg:y="3cm">
          <draw:text-box>
            <text:p text:style-name="P5"><text:span text:style-name="T5">Esso è una variante dell'algoritmo FIFO che evita di eliminare una pagina dalla memoria solo perchè è stata caricata da molto tempo. Questo algoritmo esamina la coda gestita dall'algoritmo FIFO e prima di rimuovere la pagina controlla il flag U; se U=0 la pagina è rimossa, se U=1 la pagina è messa in fondo alla coda con il valore di U riportato a 0.</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wheel" presentation:preset-sub-type="1">
                  <anim:set smil:begin="0s" smil:dur="0.001s" smil:fill="hold" smil:targetElement="id22" smil:attributeName="visibility" smil:to="visible"/>
                  <anim:transitionFilter smil:dur="2s" smil:targetElement="id22" smil:type="pinWheelWipe" smil:subtype="oneBlade"/>
                </anim:par>
              </anim:par>
              <anim:par smil:begin="2s">
                <anim:par smil:begin="0s" smil:fill="hold" smil:accelerate="1" presentation:node-type="after-previous" presentation:preset-class="entrance" presentation:preset-id="ooo-entrance-glide">
                  <anim:set smil:begin="0s" smil:dur="0.001s" smil:fill="hold" smil:targetElement="id23" smil:attributeName="visibility" smil:to="visible"/>
                  <anim:animate smil:dur="0.5s" smil:fill="hold" smil:targetElement="id23" smil:attributeName="width" smil:values="width*0.05;width" smil:keyTimes="0;1"/>
                  <anim:animate smil:dur="0.5s" smil:fill="hold" smil:targetElement="id23" smil:attributeName="height" smil:values="height;height" smil:keyTimes="0;1"/>
                  <anim:animate smil:dur="0.5s" smil:fill="hold" smil:targetElement="id23" smil:attributeName="x" smil:values="x-.2;x" smil:keyTimes="0;1"/>
                  <anim:animate smil:dur="0.5s" smil:fill="hold" smil:targetElement="id23" smil:attributeName="y" smil:values="y;y" smil:keyTimes="0;1"/>
                  <anim:transitionFilter smil:dur="0.5s" smil:targetElement="id23" smil:type="fade" smil:subtype="crossfade"/>
                </anim:par>
              </anim:par>
            </anim:par>
          </anim:seq>
        </anim:par>
        <presentation:notes draw:style-name="dp2">
          <draw:page-thumbnail draw:style-name="gr3" draw:layer="layout" svg:width="14.848cm" svg:height="11.135cm" svg:x="3.075cm" svg:y="2.257cm" draw:page-number="1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Ellipsoid_20_blue_20_grey_2f_light_20_blue" draw:display-name="Ellipsoid blue grey/light blue" draw:style="ellipsoid" draw:cx="50%" draw:cy="50%" draw:start-color="#e6e6ff" draw:end-color="#0000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gradient" draw:fill-gradient-name="Ellipsoid_20_blue_20_grey_2f_light_20_blue" draw:fill-image-width="0cm" draw:fill-image-height="0cm"/>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Ellipsoid_20_blue_20_grey_2f_light_20_blu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5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ianluca La Manna</meta:initial-creator>
    <meta:creation-date>2011-04-18T13:50:18</meta:creation-date>
    <meta:editing-duration>PT6H46M13S</meta:editing-duration>
    <meta:editing-cycles>22</meta:editing-cycles>
    <dc:date>2011-05-17T16:40:57.91</dc:date>
    <dc:creator>Domenico </dc:creator>
    <meta:generator>LibreOffice/3.3$Win32 LibreOffice_project/330m19$Build-6</meta:generator>
    <meta:document-statistic meta:object-count="68"/>
  </office:meta>
</office:document-meta>
</file>